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paragraph-properties fo:text-align="center" style:justify-single-word="false"/>
    </style:style>
    <style:style style:name="P2" style:family="paragraph" style:parent-style-name="First_20_line_20_indent">
      <style:text-properties officeooo:paragraph-rsid="00264eb2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38_1072782762"/>Outros artigos da série Lavender and Red<text:bookmark-end text:name="__RefHeading___Toc4738_1072782762"/></text:h>
      <text:p text:style-name="P1">por Leslie Feinberg</text:p>
      <text:p text:style-name="P2">Este livro em andamento, escrito em segmentos semanais para o jornal Workers World, explora a relação, que dura mais de um século, entre a liberação de orientações sexuais, gêneros e sexos oprimidos, e o movimento comunista. Você pode acessar todos os 120 artigos da série no idioma original (inglês) online:</text:p>
      <text:p text:style-name="P2">www.workers.org/lavender-red/</text:p>
      <text:p text:style-name="List">1. Rise of German Homosexual Emancipation Movement</text:p>
      <text:p text:style-name="List">2. The love that dared to speak its name</text:p>
      <text:p text:style-name="List">3. Lesbians on the front lines of fight for rights, liberation</text:p>
      <text:p text:style-name="List">4. ‘The war to end all wars’</text:p>
      <text:p text:style-name="List">5. Sexual freedom vs. fascism in Germany</text:p>
      <text:p text:style-name="List">6. Gender and sexuality in czarist Russia <text:span text:style-name="T1">Revolution in Russia</text:span></text:p>
      <text:p text:style-name="List">7. Roots of Russian ‘homosexual subculture’</text:p>
      <text:p text:style-name="List">8. Capitalism shakes the branches</text:p>
      <text:p text:style-name="List">9. Naysayers pooh-pooh Bolshevik gains</text:p>
      <text:p text:style-name="List">10. ‘People of the moonlight’ in the dawn of revolution</text:p>
      <text:p text:style-name="List">11. Soviet Union in the 1920s: Scientific, not utopian</text:p>
      <text:p text:style-name="List">12. 1920s Soviet Union: Rights for lesbians, transgenders, transsexuals</text:p>
      <text:p text:style-name="List">13. 1930s USSR: Survival with setbacks</text:p>
      <text:p text:style-name="List">14. 1930s Soviet Union: ‘Seismic gender shift’</text:p>
      <text:p text:style-name="List">15. Progress and regression: Sex and gender in 1930s USSR</text:p>
      <text:p text:style-name="List">16. ‘Can a homosexual be a member of the Communist Party?’ <text:span text:style-name="T1">Fascism vs. socialism in Germany</text:span></text:p>
      <text:p text:style-name="List">17. Anti-gay terror in Nazi Germany</text:p>
      <text:p text:style-name="List">18. Denazification in socialist Germany opened door to gay rights</text:p>
      <text:p text:style-name="List">19. Same-sex rights in East Germany: Legal and material progress</text:p>
      <text:p text:style-name="List">20. East Germany in the 1970s: Lesbian &amp; gay movement blossoms</text:p>
      <text:p text:style-name="List">21. East Germany: Forming of gay groups ignites church struggle</text:p>
      <text:p text:style-name="List">22. Lesbians &amp; gay men: Great gains in 1980s East Germany</text:p>
      <text:p text:style-name="List">23. Late 1980s East Germany: Gay/lesbian clubs in Party, state</text:p>
      <text:p text:style-name="List">24. Gains cut short by 1989 counter-revolution</text:p>
      <text:p text:style-name="List">25. Post-WWII Europe: Struggle for decriminalization <text:span text:style-name="T1">Cold War ‘Lavender Scare’</text:span></text:p>
      <text:p text:style-name="List">26. Beginning of post-war witch hunt: Before McCarthy, the Pentagon</text:p>
      <text:p text:style-name="List">27. 1950: ‘Lavender scare’!</text:p>
      <text:p text:style-name="List">28. 1950s witch hunt: Even McCarthy was gay baited</text:p>
      <text:p text:style-name="List">29. What made Stonewall possible: Early resistance to state repression</text:p>
      <text:p text:style-name="List">30. German movement inspired U.S. organizing <text:span text:style-name="T1">Gay leftists organize Mattachine</text:span></text:p>
      <text:p text:style-name="List">31. Young Harry Hay and the Wobblies</text:p>
      <text:p text:style-name="List">32. Harry Hay heard ‘siren song of revolution’</text:p>
      <text:p text:style-name="List">33. Harry Hay tried to ‘close book’ on his gayness</text:p>
      <text:p text:style-name="List">34. Harry Hay: ‘Historical materialism in ¾ time’</text:p>
      <text:p text:style-name="List">35. ‘Bachelors for Wallace’</text:p>
      <text:p text:style-name="List">36. 1950: Gay leftists organize against Korean War</text:p>
      <text:p text:style-name="List">37. When idea for gay political organizing finally ignited</text:p>
      <text:p text:style-name="List">38. Mattachine: unmasking a ‘masked people’</text:p>
      <text:p text:style-name="List">39. Pre-Stonewall gay organizing</text:p>
      <text:p text:style-name="List">40. Harry Hay: Painful partings</text:p>
      <text:p text:style-name="List">41. Finding the right word</text:p>
      <text:p text:style-name="List">42. Hay studies ancient history, finds pride</text:p>
      <text:p text:style-name="List">43. 1952: Mattachine battles police harassment</text:p>
      <text:p text:style-name="List">44. 1952 court victory against anti-gay charges</text:p>
      <text:p text:style-name="List">45. Headwaters of first mass political gay movement rise</text:p>
      <text:p text:style-name="List">46. Mattachine victory sparks internal debate</text:p>
      <text:p text:style-name="List">47. Mattachine red-baited</text:p>
      <text:p text:style-name="List">48. 1953 Mattachine convention: Left wing speaks, opposition unites</text:p>
      <text:p text:style-name="List">49. May 1953 convention: Right wing ousts left leadership</text:p>
      <text:p text:style-name="List">50. Two-line struggle tore apart 1950s gay movement</text:p>
      <text:p text:style-name="List">51. 1955: First lesbian organization rises on waves of militant struggles</text:p>
      <text:p text:style-name="List">52. 1955: Lesbian organizing and ‘red feminism’</text:p>
      <text:p text:style-name="List">53. 1955: Black movement raised hopes of all downtrodden</text:p>
      <text:p text:style-name="List">54. Civil rights leaders faced red-baiting, gay-baiting</text:p>
      <text:p text:style-name="List">55. Civil rights era activists were gay-baited, red-baited</text:p>
      <text:p text:style-name="List">56. Gay youths, Black &amp; white, led North Carolina fight</text:p>
      <text:p text:style-name="List">57. ‘Queer’ activists, Black and white, led the way</text:p>
      <text:p text:style-name="List">58. Early 1960s: ‘Gay is good!’</text:p>
      <text:p text:style-name="List">59. Mid-1960s gay activists target U.S. gov’t</text:p>
      <text:p text:style-name="List">60. Why 1960s gay rebellions had to erupt ‘from below’</text:p>
      <text:p text:style-name="List">61. 1960s: Youth demand lesbian, gay rights</text:p>
      <text:p text:style-name="List">62. Calif. resistance predated Stonewall Rebellion</text:p>
      <text:p text:style-name="List">63. Cops raid the Stonewall Inn</text:p>
      <text:p text:style-name="List">64. Raid draws crowd and temperature rises</text:p>
      <text:p text:style-name="List">65. Stonewall 1969: ‘Turning point of rage’</text:p>
      <text:p text:style-name="List">66. Stonewall Rebellion: Crowd rage ignites</text:p>
      <text:p text:style-name="List">67. Stonewall 1969: ‘All hell broke loose!’</text:p>
      <text:p text:style-name="List">68. Stonewall 1969: Fighting in the streets</text:p>
      <text:p text:style-name="List">69. Stonewall 1969—second night: ‘Liberate Christopher Street!’</text:p>
      <text:p text:style-name="List">70. Stonewall , night 3: ‘The battle was on’</text:p>
      <text:p text:style-name="List">70. Stonewall , night 3: ‘The battle was on’</text:p>
      <text:p text:style-name="List">72. Post-Stonewall gay liberation: ‘Power to the People!’</text:p>
      <text:p text:style-name="List">73. Street Transvestite Action Revolutionaries</text:p>
      <text:p text:style-name="List">74. People of color activists organize across the U.S.</text:p>
      <text:p text:style-name="List">75. Early left-wing liberation: ‘Unity with all the oppressed’</text:p>
      <text:p text:style-name="List">76. Early gay liberation: Demonstrations of anti-racist solidarity</text:p>
      <text:p text:style-name="List">77. Early 1970s: Political split in gay movement</text:p>
      <text:p text:style-name="List">78. LGBT members welcomed from day one</text:p>
      <text:p text:style-name="List">79. Workers World fought gay oppression before Stonewall</text:p>
      <text:p text:style-name="List">80. Internal education on gay liberation</text:p>
      <text:p text:style-name="List">81. Party-wide education campaign in 1972</text:p>
      <text:p text:style-name="List">82. WWP searched for roots of lesbian/gay oppression</text:p>
      <text:p text:style-name="List">83. Marxist analysis rocked U.S. left</text:p>
      <text:p text:style-name="List">84. Marxist analysis blazed history’s trails</text:p>
      <text:p text:style-name="List">85. 1976 WWP pamphlet found answers in Marxism</text:p>
      <text:p text:style-name="List">86.-110. Contains the Chapters of this book: Rainbow Solidarity in Defense of Cuba</text:p>
      <text:p text:style-name="List">111. Anti-gay, anti-trans laws rooted in class rule</text:p>
      <text:p text:style-name="List">112. Western rulers imposed anti-gay laws throughout world</text:p>
      <text:p text:style-name="List">113. Struggles for sexual, gender liberation rooted in national liberation movements</text:p>
      <text:p text:style-name="List">114. ‘Big lie’ and breakup of Yugoslavia</text:p>
      <text:p text:style-name="List">115. Wars, lies and ‘mass rape’ charges</text:p>
      <text:p text:style-name="List">116. The cynical abuse of ‘women’s rights’</text:p>
      <text:p text:style-name="List">117. U.S. war agitation targeted LGBT movements</text:p>
      <text:p text:style-name="List">118. U.S.-Britain gay-bashed Afghanistan</text:p>
      <text:p text:style-name="List">119. ‘Life better for gay &amp; lesbian Iraqis under Hussein’</text:p>
      <text:p text:style-name="List">120. British colonialism outlawed ‘sodomy’ in Iraq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utros artigos da série Lavender and Red</dc:title>
    <dc:date>2023-04-18T14:06:45.348949706</dc:date>
    <dc:creator>Daniel Garcia</dc:creator>
    <meta:editing-duration>P0D</meta:editing-duration>
    <meta:editing-cycles>1</meta:editing-cycles>
    <meta:document-statistic meta:table-count="0" meta:image-count="0" meta:object-count="0" meta:paragraph-count="100" meta:word-count="808" meta:character-count="5179" meta:non-whitespace-character-count="4472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